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1023"/>
    </style:style>
    <style:style style:name="P2" style:family="paragraph" style:parent-style-name="Text_20_body">
      <style:text-properties officeooo:paragraph-rsid="000b5b02"/>
    </style:style>
    <style:style style:name="P3" style:family="paragraph" style:parent-style-name="Text_20_body">
      <style:text-properties officeooo:paragraph-rsid="000be0e9"/>
    </style:style>
    <style:style style:name="P4" style:family="paragraph" style:parent-style-name="Text_20_body">
      <style:text-properties officeooo:rsid="000c5afd" officeooo:paragraph-rsid="000c5afd"/>
    </style:style>
    <style:style style:name="P5" style:family="paragraph" style:parent-style-name="Text_20_body">
      <style:text-properties officeooo:rsid="000ca5ab" officeooo:paragraph-rsid="000ca5ab"/>
    </style:style>
    <style:style style:name="P6" style:family="paragraph" style:parent-style-name="Standard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officeooo:paragraph-rsid="00071023" style:font-size-asian="11pt" style:font-style-asian="normal" style:font-weight-asian="normal" style:text-emphasize="none"/>
    </style:style>
    <style:style style:name="P7" style:family="paragraph" style:parent-style-name="Standard">
      <style:text-properties fo:color="#c9211e" style:text-outline="false" style:text-line-through-style="none" style:text-line-through-type="none" style:font-name="Liberation Sans1" fo:font-size="13pt" fo:font-style="italic" fo:text-shadow="none" style:text-underline-style="none" fo:font-weight="normal" officeooo:paragraph-rsid="00071023" style:font-size-asian="13pt" style:font-style-asian="italic" style:font-weight-asian="normal" style:text-emphasize="none"/>
    </style:style>
    <style:style style:name="P8" style:family="paragraph" style:parent-style-name="Standard">
      <style:text-properties officeooo:paragraph-rsid="00071023"/>
    </style:style>
    <style:style style:name="P9" style:family="paragraph" style:parent-style-name="Figure">
      <style:text-properties fo:font-variant="normal" fo:text-transform="none" fo:color="#000000" style:text-outline="false" style:text-line-through-style="none" style:text-line-through-type="none" style:font-name="Liberation Sans2" fo:font-size="16.1000003814697pt" fo:font-style="normal" fo:text-shadow="none" style:text-underline-style="none" fo:font-weight="normal" officeooo:rsid="001dd564" officeooo:paragraph-rsid="0012cf95" style:text-blinking="false" fo:background-color="transparent" style:font-name-asian="Noto Sans CJK SC" style:font-size-asian="16.1000003814697pt" style:font-style-asian="normal" style:font-weight-asian="normal" style:font-name-complex="Lohit Devanagari" style:font-size-complex="16.1000003814697pt" style:font-style-complex="normal" style:font-weight-complex="normal" style:text-emphasize="none"/>
    </style:style>
    <style:style style:name="P10" style:family="paragraph" style:parent-style-name="Figure">
      <style:text-properties fo:font-variant="normal" fo:text-transform="none" fo:color="#000000" style:text-outline="false" style:text-line-through-style="none" style:text-line-through-type="none" style:font-name="Liberation Sans2" fo:font-size="16.1000003814697pt" fo:font-style="italic" fo:text-shadow="none" style:text-underline-style="none" fo:font-weight="bold" officeooo:rsid="00241467" officeooo:paragraph-rsid="0012cf95" style:text-blinking="false" fo:background-color="transparent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 style:text-emphasize="none"/>
    </style:style>
    <style:style style:name="P11" style:family="paragraph" style:parent-style-name="Figure">
      <style:text-properties officeooo:paragraph-rsid="0012cf95"/>
    </style:style>
    <style:style style:name="P12" style:family="paragraph" style:parent-style-name="Heading_20_2">
      <style:text-properties officeooo:rsid="000ca5ab" officeooo:paragraph-rsid="000ca5ab"/>
    </style:style>
    <style:style style:name="P13" style:family="paragraph" style:parent-style-name="Heading_20_2">
      <style:text-properties style:font-name="Liberation Sans2" fo:font-size="16.1000003814697pt" fo:font-weight="bold" officeooo:rsid="0008c337" officeooo:paragraph-rsid="0008c33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4" style:family="paragraph" style:parent-style-name="Heading_20_2">
      <style:text-properties officeooo:rsid="0008b4b2" officeooo:paragraph-rsid="0008b4b2"/>
    </style:style>
    <style:style style:name="P15" style:family="paragraph" style:parent-style-name="Heading_20_2">
      <style:text-properties officeooo:paragraph-rsid="000be0e9"/>
    </style:style>
    <style:style style:name="P16" style:family="paragraph" style:parent-style-name="Heading_20_2" style:list-style-name=""/>
    <style:style style:name="P17" style:family="paragraph" style:parent-style-name="Heading_20_2">
      <style:text-properties officeooo:paragraph-rsid="0013411e"/>
    </style:style>
    <style:style style:name="P18" style:family="paragraph" style:parent-style-name="Standard">
      <style:text-properties officeooo:paragraph-rsid="00071023"/>
    </style:style>
    <style:style style:name="P19" style:family="paragraph" style:parent-style-name="Standard">
      <style:text-properties officeooo:rsid="0011b14a" officeooo:paragraph-rsid="0011b14a"/>
    </style:style>
    <style:style style:name="P20" style:family="paragraph" style:parent-style-name="Text_20_body">
      <style:text-properties officeooo:rsid="000f3479" officeooo:paragraph-rsid="000f3479"/>
    </style:style>
    <style:style style:name="P21" style:family="paragraph" style:parent-style-name="Text_20_body">
      <style:text-properties officeooo:paragraph-rsid="0012cf95"/>
    </style:style>
    <style:style style:name="P22" style:family="paragraph" style:parent-style-name="Text_20_body">
      <style:text-properties officeooo:paragraph-rsid="0013411e"/>
    </style:style>
    <style:style style:name="P23" style:family="paragraph" style:parent-style-name="Text_20_body">
      <style:text-properties officeooo:paragraph-rsid="000be0e9"/>
    </style:style>
    <style:style style:name="P24" style:family="paragraph" style:parent-style-name="Text_20_body">
      <style:text-properties officeooo:rsid="00154a92" officeooo:paragraph-rsid="00154a92"/>
    </style:style>
    <style:style style:name="T1" style:family="text">
      <style:text-properties officeooo:rsid="0008c337"/>
    </style:style>
    <style:style style:name="T2" style:family="text">
      <style:text-properties style:font-name="Liberation Sans2" fo:font-size="16.1000003814697pt" fo:font-weight="bold" officeooo:rsid="0008c33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officeooo:rsid="000a8e76"/>
    </style:style>
    <style:style style:name="T4" style:family="text">
      <style:text-properties officeooo:rsid="000bdc72"/>
    </style:style>
    <style:style style:name="T5" style:family="text">
      <style:text-properties officeooo:rsid="001042cd"/>
    </style:style>
    <style:style style:name="T6" style:family="text">
      <style:text-properties officeooo:rsid="00111b48"/>
    </style:style>
    <style:style style:name="T7" style:family="text">
      <style:text-properties officeooo:rsid="0012cf95"/>
    </style:style>
    <style:style style:name="T8" style:family="text">
      <style:text-properties style:font-name="Arial" fo:font-size="14pt" officeooo:rsid="003ca7b4" style:font-size-asian="14pt" style:font-size-complex="14pt" style:font-style-complex="italic"/>
    </style:style>
    <style:style style:name="T9" style:family="text">
      <style:text-properties style:font-name="Arial" fo:font-size="14pt" officeooo:rsid="0019745e" style:font-size-asian="14pt" style:font-size-complex="14pt" style:font-style-complex="italic"/>
    </style:style>
    <style:style style:name="T10" style:family="text">
      <style:text-properties style:font-name="Arial" fo:font-size="14pt" fo:font-style="normal" fo:font-weight="normal" officeooo:rsid="003ca7b4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Arial" fo:font-size="14pt" fo:font-style="normal" fo:font-weight="normal" officeooo:rsid="002ebf49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Arial" fo:font-size="14pt" fo:font-style="normal" fo:font-weight="normal" officeooo:rsid="000e7499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Arial" fo:font-size="14pt" fo:font-weight="normal" officeooo:rsid="000d3c50" style:font-size-asian="14pt" style:font-weight-asian="normal" style:font-size-complex="14pt" style:font-weight-complex="normal"/>
    </style:style>
    <style:style style:name="T14" style:family="text">
      <style:text-properties style:font-name="Arial" fo:font-size="14pt" fo:font-weight="normal" officeooo:rsid="0025c18a" style:font-size-asian="14pt" style:font-weight-asian="normal" style:font-size-complex="14pt" style:font-weight-complex="normal"/>
    </style:style>
    <style:style style:name="T15" style:family="text">
      <style:text-properties style:font-name="Arial" fo:font-size="14pt" fo:font-weight="normal" officeooo:rsid="001db07a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12cf95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italic" style:font-weight-complex="normal" style:text-emphasize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3ca7b4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italic" style:font-weight-complex="normal" style:text-emphasize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19745e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italic" style:font-weight-complex="normal" style:text-emphasize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3ca7b4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2ebf49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0e7499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/>
    </style:style>
    <style:style style:name="T22" style:family="text">
      <style:text-properties officeooo:rsid="000f3479"/>
    </style:style>
    <style:style style:name="T23" style:family="text">
      <style:text-properties officeooo:rsid="0013411e"/>
    </style:style>
    <style:style style:name="T24" style:family="text">
      <style:text-properties fo:color="#c9211e" style:text-outline="false" style:text-line-through-style="none" style:text-line-through-type="none" style:font-name="Liberation Sans1" fo:font-size="13pt" fo:font-style="italic" fo:text-shadow="none" style:text-underline-style="none" fo:font-weight="normal" officeooo:rsid="0013411e" style:font-size-asian="13pt" style:font-style-asian="italic" style:font-weight-asian="normal" style:text-emphasize="none"/>
    </style:style>
    <style:style style:name="T25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13411e" style:font-size-asian="11pt" style:font-style-asian="normal" style:font-weight-asian="normal" style:text-emphasize="none"/>
    </style:style>
    <style:style style:name="T26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08c337" style:font-size-asian="11pt" style:font-style-asian="normal" style:font-weight-asian="normal" style:text-emphasize="none"/>
    </style:style>
    <style:style style:name="T27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0f3479" style:font-size-asian="11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Negative prompt stack</text:h>
      <text:p text:style-name="P22">lowres, error, cropped, low quality, ugly, duplicate, out of frame, poorly drawn, mutation, deformed, blurry, bad proportions, disfigured, gross, malformed, istock, <text:span text:style-name="T5">childish</text:span></text:p>
      <text:h text:style-name="P12" text:outline-level="2"/>
      <text:p text:style-name="P5">Raw card back: <text:span text:style-name="T4">art nouveau particle texture filigree subsurface</text:span></text:p>
      <text:h text:style-name="Heading_20_2" text:outline-level="2">Wake world artist<text:span text:style-name="T3">s</text:span></text:h>
      <text:p text:style-name="P2">Jozef Chelmonski and John Martin</text:p>
      <text:h text:style-name="P13" text:outline-level="2">Wake world prompts</text:h>
      <text:p text:style-name="P1">matte painting of <text:span text:style-name="T6">house</text:span>, realistic Watercolor Illustration, lineart, artwork by Jozef Chelmonski and John Martin, highly detailed, nikon, nikkor, octane, HDR</text:p>
      <text:p text:style-name="P21">matte painting of <text:span text:style-name="T7">bedroom</text:span>, realistic Watercolor Illustration, lineart, artwork by Jozef Chelmonski and John Martin, <text:span text:style-name="T7">warm, </text:span>highly detailed, nikon, nikkor, octane, HDR</text:p>
      <text:p text:style-name="P21">matte painting of <text:span text:style-name="T7">old mannor</text:span>, realistic Watercolor Illustration, lineart, artwork by Jozef Chelmonski and John Martin, <text:span text:style-name="T7">gloomy, </text:span>highly detailed, nikon, nikkor, octane, HDR</text:p>
      <text:p text:style-name="P21">matte painting of <text:span text:style-name="T6">house</text:span>, realistic Watercolor Illustration, lineart, artwork by Jozef Chelmonski and John Martin, highly detailed, nikon, nikkor, octane, HDR</text:p>
      <text:p text:style-name="P22">matte painting of <text:span text:style-name="T19">empty </text:span><text:span text:style-name="T20">Storefront</text:span><text:span text:style-name="T21">, </text:span>realistic Watercolor Illustration, lineart, artwork by Jozef Chelmonski and John Martin, highly detailed, nikon, nikkor, octane, HDR</text:p>
      <text:p text:style-name="P10"><text:span text:style-name="T10">empty </text:span><text:span text:style-name="T11">Storefront</text:span><text:span text:style-name="T12">, </text:span></text:p>
      <text:p text:style-name="P9"><text:span text:style-name="T8">empty </text:span><text:span text:style-name="T9">alleyway, </text:span></text:p>
      <text:p text:style-name="P11"><text:span text:style-name="T16">busy</text:span><text:span text:style-name="T17"> </text:span><text:span text:style-name="T18">alleyway, </text:span></text:p>
      <text:p text:style-name="P11"><text:span text:style-name="T16">busy</text:span><text:span text:style-name="T17"> </text:span><text:span text:style-name="T16">street</text:span><text:span text:style-name="T18">, </text:span></text:p>
      <text:p text:style-name="P9"><text:span text:style-name="T8">empty </text:span><text:span text:style-name="T9">room, </text:span></text:p>
      <text:h text:style-name="P14" text:outline-level="2">Potential dream world artists</text:h>
      <text:p text:style-name="P6">Caspar David Friedrich</text:p>
      <text:p text:style-name="P6">Leonid Afremov</text:p>
      <text:p text:style-name="P7">thomas kinkade</text:p>
      <text:p text:style-name="P8"/>
      <text:p text:style-name="P8"/>
      <text:h text:style-name="P13" text:outline-level="2">Dream world prompts</text:h>
      <text:p text:style-name="P22"><text:span text:style-name="T23">Photo of</text:span> colorful <text:span text:style-name="T1">autumn </text:span>landscape, <text:span text:style-name="T22">folklore, </text:span><text:span text:style-name="T23">art by </text:span><text:span text:style-name="T24">thomas kinkade and </text:span><text:span text:style-name="T25">Caspar David Friedrich, Digital painting, global illumination, Surreal, illusion</text:span></text:p>
      <text:p text:style-name="P22"><text:soft-page-break/><text:span text:style-name="T25">Photo of Greeble dream city, </text:span><text:span text:style-name="T27">folklore, </text:span><text:span text:style-name="T25">art by </text:span><text:span text:style-name="T24">thomas kinkade and </text:span><text:span text:style-name="T25">Caspar David Friedrich, Digital painting, global illumination, Surreal, illusion</text:span></text:p>
      <text:p text:style-name="P8">landscape road / stone bri<text:span text:style-name="T1">dg</text:span>e / river / <text:span text:style-name="T1">autumn, </text:span><text:s/>pastel beauty, Digital painting</text:p>
      <text:p text:style-name="P19">grassy fields</text:p>
      <text:p text:style-name="P19">Short berry bushes among tall grass</text:p>
      <text:h text:style-name="P15" text:outline-level="2">Good words for dream world</text:h>
      <text:p text:style-name="P3">Countryside</text:p>
      <text:p text:style-name="P24">cloudy day</text:p>
      <text:p text:style-name="P3">Greeble</text:p>
      <text:p text:style-name="P8">colorful dream</text:p>
      <text:p text:style-name="P8"/>
      <text:p text:style-name="P3">illusion</text:p>
      <text:p text:style-name="P3">landscape</text:p>
      <text:p text:style-name="P3">global illumination</text:p>
      <text:p text:style-name="P4">surreal</text:p>
      <text:p text:style-name="P20">folklore</text:p>
      <text:p text:style-name="P20"/>
      <text:h text:style-name="P16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18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5T11:19:07.771325058</meta:creation-date>
    <meta:generator>LibreOffice/6.4.7.2$Linux_X86_64 LibreOffice_project/40$Build-2</meta:generator>
    <dc:date>2022-10-16T14:56:56.872502699</dc:date>
    <meta:editing-duration>PT6H35M4S</meta:editing-duration>
    <meta:editing-cycles>11</meta:editing-cycles>
    <meta:document-statistic meta:table-count="0" meta:image-count="0" meta:object-count="0" meta:page-count="2" meta:paragraph-count="36" meta:word-count="256" meta:character-count="1858" meta:non-whitespace-character-count="1632"/>
  </office:meta>
</office:document-meta>
</file>